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rsid="00039bed" officeooo:paragraph-rsid="00039bed"/>
    </style:style>
    <style:style style:name="P6" style:family="paragraph" style:parent-style-name="Standard">
      <style:text-properties fo:language="fr" fo:country="FR" officeooo:rsid="0008d152" officeooo:paragraph-rsid="0008d152"/>
    </style:style>
    <style:style style:name="P7" style:family="paragraph" style:parent-style-name="Standard">
      <style:text-properties fo:language="fr" fo:country="FR" officeooo:rsid="00063132" officeooo:paragraph-rsid="00078fd9"/>
    </style:style>
    <style:style style:name="P8" style:family="paragraph" style:parent-style-name="Standard">
      <style:text-properties fo:language="fr" fo:country="FR" officeooo:rsid="000daaa2" officeooo:paragraph-rsid="000daaa2"/>
    </style:style>
    <style:style style:name="P9" style:family="paragraph" style:parent-style-name="Standard">
      <style:text-properties fo:color="#c9211e" fo:language="fr" fo:country="FR"/>
    </style:style>
    <style:style style:name="T1" style:family="text">
      <style:text-properties officeooo:rsid="00002605"/>
    </style:style>
    <style:style style:name="T2" style:family="text">
      <style:text-properties officeooo:rsid="00039bed"/>
    </style:style>
    <style:style style:name="T3" style:family="text">
      <style:text-properties officeooo:rsid="0004cc81"/>
    </style:style>
    <style:style style:name="T4" style:family="text">
      <style:text-properties officeooo:rsid="00063132"/>
    </style:style>
    <style:style style:name="T5" style:family="text">
      <style:text-properties officeooo:rsid="0008d1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je vous rappelle que le rendu est dans 15 jours, que vous devez un maximum avancer votre site, qu'en parallèle vous devez proposer un modèle relationnel qui représente l'organisation de vos données et un compte rendu qui l'explique</text:p>
      <text:p text:style-name="P1"/>
      <text:p text:style-name="P1"/>
      <text:p text:style-name="P1"/>
      <text:p text:style-name="P1"/>
      <text:p text:style-name="P1"/>
      <text:p text:style-name="P1"/>
      <text:p text:style-name="P1"/>
      <text:p text:style-name="P1"/>
      <text:p text:style-name="P1"/>
      <text:p text:style-name="P4">Préambule</text:p>
      <text:p text:style-name="P4"/>
      <text:p text:style-name="P4">Nous avons essayé de construire un site sécurisé et le plus robuste possible face aux attaques XSS et aux injections SQL. Nous avons de plus essayé de penser à l’avenir, et de faciliter l’ajout de nouvelles fonctionnalités sans avoir à convertir l’intégralité des données de la base de donnée. Nous allons donc vous détailler certains choix d’implémentation de notre base de donnée.</text:p>
      <text:p text:style-name="P1"/>
      <text:p text:style-name="P1">– <text:span text:style-name="T1">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4">Autre avantage à avoir un id : l’uniformisation des tables, toutes désignables par un id de même type (entier).</text:span></text:p>
      <text:p text:style-name="P7">À des fins de sécurité, nous stockons dans la base de donnée un sel et le hash de l’union de ce sel et du mot de passe, évitant ainsi de garder en clair le mot de passe de l’utilisateur.</text:p>
      <text:p text:style-name="P2"/>
      <text:p text:style-name="P2">– <text:span text:style-name="T2">Sujet</text:span></text:p>
      <text:p text:style-name="P2"/>
      <text:p text:style-name="P5">Chaque sujet a un identifiant unique, un titre limité à 100 caractères, une description illimitée, un chemin vers une image ainsi qu’une référence vers l’identifiant de son créateur.</text:p>
      <text:p text:style-name="P5"/>
      <text:p text:style-name="P5">– Message</text:p>
      <text:p text:style-name="P5"/>
      <text:p text:style-name="P5">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5"/>
      <text:p text:style-name="P5">– Spécialités et compétences</text:p>
      <text:p text:style-name="P5"/>
      <text:p text:style-name="P5">Afin d’éviter les doublons, il n’existera qu’un nombre limité de spécialités, avec un nom associé et possiblement d’autres attributs à l’avenir. <text:span text:style-name="T3">Chaque utilisateur est relié à un certain nombre de spécialités via une table Competence, qui associe seulement les id.</text:span></text:p>
      <text:p text:style-name="P5"/>
      <text:p text:style-name="P5"><text:soft-page-break/>– <text:span text:style-name="T5">Actions</text:span></text:p>
      <text:p text:style-name="P5"/>
      <text:p text:style-name="P6">Chaque action a un nom et un nombre de points associé afin de ne pas hard-coder les valeurs de chaque action. Nous avons aussi ajouté une table des associations entre chaque action et chaque utilisateur. Cette table n’est pas vitale (nous aurions juste pu ajouter les points à l’utilisateur), mais là encore cette table permet plus de traçabilité (même s’il n’y a pas de date) et surtout permettrait en théorie de pouvoir modifier la valeur d’une action et de pouvoir recalculer les points de chaque utilisateur, impossible sans cette table.</text:p>
      <text:p text:style-name="P5"/>
      <text:p text:style-name="P5"/>
      <text:p text:style-name="P5"/>
      <text:p text:style-name="P8">PHP</text:p>
      <text:p text:style-name="P8"/>
      <text:p text:style-name="P8">Quelques vérifications côté serveur : taille min et max du login et du titre des su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4-02T19:29:03.073000000</dc:date>
    <meta:editing-duration>PT23M42S</meta:editing-duration>
    <meta:editing-cycles>11</meta:editing-cycles>
    <meta:document-statistic meta:table-count="0" meta:image-count="0" meta:object-count="0" meta:page-count="2" meta:paragraph-count="16" meta:word-count="484" meta:character-count="3012" meta:non-whitespace-character-count="2539"/>
  </office:meta>
</office:document-meta>
</file>